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, 'Segoe UI Web (West European)', apple-system, BlinkMacSystemFont, Roboto, 'Helvetica Neue', sans-serif"/>
  </office:font-face-decls>
  <office:automatic-styles>
    <style:style style:name="P1" style:family="paragraph" style:parent-style-name="Standard">
      <style:text-properties officeooo:rsid="000ca1aa" officeooo:paragraph-rsid="000ca1aa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.499cm" style:contextual-spacing="false" fo:text-indent="0cm" style:auto-text-indent="false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officeooo:rsid="000ca1aa"/>
    </style:style>
    <style:style style:name="P5" style:family="paragraph" style:parent-style-name="Text_20_body" style:list-style-name="L1">
      <style:text-properties officeooo:rsid="000ca1aa"/>
    </style:style>
    <style:style style:name="P6" style:family="paragraph" style:parent-style-name="Text_20_body">
      <style:text-properties officeooo:rsid="000ca1aa"/>
    </style:style>
    <style:style style:name="P7" style:family="paragraph" style:parent-style-name="Text_20_body" style:list-style-name="L2">
      <style:paragraph-properties fo:margin-top="0cm" fo:margin-bottom="0cm" style:contextual-spacing="false"/>
      <style:text-properties officeooo:rsid="000ca1aa"/>
    </style:style>
    <style:style style:name="P8" style:family="paragraph" style:parent-style-name="Text_20_body" style:list-style-name="L2">
      <style:text-properties officeooo:rsid="000ca1aa"/>
    </style:style>
    <style:style style:name="P9" style:family="paragraph" style:parent-style-name="Text_20_body" style:list-style-name="L3">
      <style:paragraph-properties fo:margin-top="0cm" fo:margin-bottom="0cm" style:contextual-spacing="false"/>
      <style:text-properties officeooo:rsid="000ca1aa"/>
    </style:style>
    <style:style style:name="P10" style:family="paragraph" style:parent-style-name="Text_20_body" style:list-style-name="L3">
      <style:text-properties officeooo:rsid="000ca1aa"/>
    </style:style>
    <style:style style:name="P11" style:family="paragraph" style:parent-style-name="Text_20_body" style:list-style-name="L4">
      <style:paragraph-properties fo:margin-top="0cm" fo:margin-bottom="0cm" style:contextual-spacing="false"/>
      <style:text-properties officeooo:rsid="000ca1aa"/>
    </style:style>
    <style:style style:name="P12" style:family="paragraph" style:parent-style-name="Text_20_body" style:list-style-name="L4">
      <style:text-properties officeooo:rsid="000ca1aa"/>
    </style:style>
    <style:style style:name="P13" style:family="paragraph" style:parent-style-name="Text_20_body" style:list-style-name="L5">
      <style:text-properties officeooo:rsid="000ca1aa"/>
    </style:style>
    <style:style style:name="P14" style:family="paragraph" style:parent-style-name="Standard">
      <style:text-properties officeooo:rsid="000bd85c" officeooo:paragraph-rsid="000bd85c"/>
    </style:style>
    <style:style style:name="P15" style:family="paragraph" style:parent-style-name="Heading_20_1">
      <style:text-properties fo:font-variant="normal" fo:text-transform="none" fo:color="#242424" loext:opacity="100%" style:font-name="Segoe UI" fo:letter-spacing="normal" fo:font-style="normal" fo:font-weight="normal" officeooo:rsid="000bd85c" officeooo:paragraph-rsid="000bd85c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42424" loext:opacity="100%" style:font-name="Segoe UI" fo:font-size="11.25pt" fo:letter-spacing="normal" fo:font-style="normal" fo:font-weight="normal" officeooo:rsid="000bd85c"/>
    </style:style>
    <style:style style:name="P17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242424" loext:opacity="100%" style:font-name="Segoe UI" fo:letter-spacing="normal" fo:font-style="normal" fo:font-weight="normal" officeooo:rsid="000bd85c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officeooo:rsid="000bd85c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42424" loext:opacity="100%" style:font-name="Segoe UI" fo:font-size="11.25pt" fo:letter-spacing="normal" fo:font-style="normal" fo:font-weight="normal" officeooo:rsid="000bd85c" officeooo:paragraph-rsid="000bd85c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officeooo:rsid="000bd85c" officeooo:paragraph-rsid="000bd85c"/>
    </style:style>
    <style:style style:name="T1" style:family="text">
      <style:text-properties fo:font-variant="normal" fo:text-transform="none" fo:color="#242424" loext:opacity="100%" style:font-name="Segoe UI" fo:font-size="11.25pt" fo:letter-spacing="normal" fo:font-style="normal" fo:font-weight="normal"/>
    </style:style>
    <style:style style:name="T2" style:family="text">
      <style:text-properties fo:font-variant="normal" fo:text-transform="none" fo:color="#242424" loext:opacity="100%" fo:letter-spacing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UNCIADO:</text:p>
      <text:p text:style-name="P1"/>
      <text:p text:style-name="P1"/>
      <text:section text:style-name="Sect1" text:name="intro">
        <text:section text:style-name="Sect1" text:name="yui_3_18_1_1_1744640499980_203">
          <text:p text:style-name="P2"/>
          <text:section text:style-name="Sect1" text:name="yui_3_18_1_1_1744640499980_202">
            <text:p text:style-name="P2"/>
            <text:section text:style-name="Sect1" text:name="yui_3_18_1_1_1744640499980_201">
              <text:p text:style-name="P3"><text:span text:style-name="Strong_20_Emphasis">Carrito de Compras con Sesiones y Cookies en PHP utilizando Manejo de Excepciones</text:span><text:line-break/><text:line-break/>Desarrolla un sistema de carrito de compras en PHP que permita a los usuarios registrados y a los invitados añadir productos a un carrito de compras. Implementa un sistema de manejo de excepciones utilizando try y catch para capturar y gestionar errores de conexión y consultas a la base de datos.<text:line-break/><text:line-break/><text:span text:style-name="Strong_20_Emphasis">Base de Datos: Crea dos tablas:</text:span></text:p>
              <text:list text:style-name="L1">
                <text:list-item>
                  <text:p text:style-name="P4">usuarios: con los campos id, nombre, email y password. </text:p>
                </text:list-item>
                <text:list-item>
                  <text:p text:style-name="P5">productos: con los campos id, nombre, descripcion, precio y stock. </text:p>
                </text:list-item>
              </text:list>
              <text:p text:style-name="P6"><text:span text:style-name="Strong_20_Emphasis">Registro y Inicio de Sesión:</text:span></text:p>
              <text:list text:style-name="L2">
                <text:list-item>
                  <text:p text:style-name="P7">Los usuarios pueden registrarse con su nombre, email y contraseña. </text:p>
                </text:list-item>
                <text:list-item>
                  <text:p text:style-name="P7">Los usuarios registrados pueden iniciar sesión usando su email y contraseña. </text:p>
                </text:list-item>
                <text:list-item>
                  <text:p text:style-name="P8">Si el usuario es invitado, el sistema utilizará cookies para almacenar su carrito. </text:p>
                </text:list-item>
              </text:list>
              <text:p text:style-name="P6"><text:span text:style-name="Strong_20_Emphasis">Carrito de Compras:</text:span></text:p>
              <text:list text:style-name="L3">
                <text:list-item>
                  <text:p text:style-name="P9">El carrito se almacena en sesiones para usuarios registrados y en cookies para usuarios invitados. </text:p>
                </text:list-item>
                <text:list-item>
                  <text:p text:style-name="P10">Los productos añadidos al carrito deben reflejar el nombre, precio y cantidad de cada artículo. </text:p>
                </text:list-item>
              </text:list>
              <text:p text:style-name="P6"><text:span text:style-name="Strong_20_Emphasis">Manejo de Excepciones:</text:span></text:p>
              <text:list text:style-name="L4">
                <text:list-item>
                  <text:p text:style-name="P11">Captura los errores de conexión y consultas a la base de datos con try y catch. </text:p>
                </text:list-item>
                <text:list-item>
                  <text:p text:style-name="P12">Muestra un mensaje de error amigable si ocurre algún problema durante el registro, inicio de sesión o en la gestión del carrito de compras. </text:p>
                </text:list-item>
              </text:list>
              <text:p text:style-name="P6"><text:span text:style-name="Strong_20_Emphasis">Cerrar Sesión:</text:span></text:p>
              <text:list text:style-name="L5">
                <text:list-item>
                  <text:p text:style-name="P13">Los usuarios pueden cerrar sesión, lo cual elimina el carrito y termina la sesión del usuario. </text:p>
                </text:list-item>
              </text:list>
            </text:section>
          </text:section>
        </text:section>
      </text:section>
      <text:p text:style-name="P1"/>
      <text:p text:style-name="P14"/>
      <text:p text:style-name="P14"/>
      <text:p text:style-name="P1">=======================================================================</text:p>
      <text:p text:style-name="P14">ORDEN DE DESARROLLO DEL PROYECTO:</text:p>
      <text:p text:style-name="P14"/>
      <text:p text:style-name="P14"><text:span text:style-name="T1">Paso 1: Preparar la base de datos</text:span><text:line-break/><text:line-break/><text:span text:style-name="T1">Archivo: sql/estructura.sql (opcional pero útil para entregar)</text:span><text:line-break/><text:span text:style-name="T1">Crea las tablas usuarios y productos con algunos datos de prueba.</text:span><text:line-break/><text:line-break/><text:line-break/><text:line-break/><text:span text:style-name="T1">---</text:span><text:line-break/><text:soft-page-break/><text:line-break/><text:span text:style-name="T1">Paso 2: Conexión a la base de datos</text:span><text:line-break/><text:line-break/><text:span text:style-name="T1">Archivo: config/db.php</text:span><text:line-break/><text:span text:style-name="T1">Función conectarDB() con mysqli y manejo de errores.</text:span><text:line-break/><text:line-break/><text:line-break/><text:line-break/><text:span text:style-name="T1">---</text:span><text:line-break/><text:line-break/><text:span text:style-name="T1">Paso 3: Funciones generales</text:span><text:line-break/><text:line-break/><text:span text:style-name="T1">Archivo: includes/funciones.php</text:span><text:line-break/><text:span text:style-name="T1">Empieza con funciones básicas:</text:span><text:line-break/><text:line-break/><text:span text:style-name="T1">obtenerProductos()</text:span><text:line-break/><text:line-break/><text:span text:style-name="T1">obtenerProductoPorId($id)</text:span><text:line-break/><text:line-break/><text:span text:style-name="T1">usuarioExiste()</text:span><text:line-break/><text:line-break/><text:span text:style-name="T1">registrarUsuario()</text:span><text:line-break/><text:line-break/><text:span text:style-name="T1">verificarCredenciales()</text:span><text:line-break/><text:line-break/><text:line-break/><text:line-break/><text:line-break/><text:span text:style-name="T1">---</text:span><text:line-break/><text:line-break/><text:span text:style-name="T1">Paso 4: Página principal</text:span><text:line-break/><text:line-break/><text:span text:style-name="T1">Archivo: index.php</text:span><text:line-break/><text:span text:style-name="T1">Muestra:</text:span><text:line-break/><text:line-break/><text:span text:style-name="T1">Bienvenida</text:span><text:line-break/><text:line-break/><text:span text:style-name="T1">Enlaces a login/registro/ver carrito</text:span><text:line-break/><text:line-break/><text:span text:style-name="T1">Lista de productos desde BD</text:span><text:line-break/><text:line-break/><text:span text:style-name="T1">Formularios para agregar productos al carrito</text:span><text:line-break/><text:line-break/><text:line-break/><text:line-break/><text:line-break/><text:span text:style-name="T1">---</text:span><text:line-break/><text:line-break/><text:span text:style-name="T1">Paso 5: Registro de usuarios</text:span><text:line-break/><text:line-break/><text:soft-page-break/><text:span text:style-name="T1">Archivo: auth/register.php</text:span><text:line-break/><text:span text:style-name="T1">Formulario HTML + PHP para registrar usuario usando registrarUsuario().</text:span><text:line-break/><text:line-break/><text:line-break/><text:line-break/><text:span text:style-name="T1">---</text:span><text:line-break/><text:line-break/><text:span text:style-name="T1">Paso 6: Login de usuarios</text:span><text:line-break/><text:line-break/><text:span text:style-name="T1">Archivo: auth/login.php</text:span><text:line-break/><text:span text:style-name="T1">Formulario HTML + PHP para login usando verificarCredenciales(). Guarda usuario en $_SESSION.</text:span><text:line-break/><text:line-break/><text:line-break/><text:line-break/><text:span text:style-name="T1">---</text:span><text:line-break/><text:line-break/><text:span text:style-name="T1">Paso 7: Logout</text:span><text:line-break/><text:line-break/><text:span text:style-name="T1">Archivo: auth/logout.php</text:span><text:line-break/><text:span text:style-name="T1">Destruye sesión y limpia el carrito (cookie o sesión). Redirige a index.php.</text:span><text:line-break/><text:line-break/><text:line-break/><text:line-break/><text:span text:style-name="T1">---</text:span><text:line-break/><text:line-break/><text:span text:style-name="T1">Paso 8: Agregar al carrito</text:span><text:line-break/><text:line-break/><text:span text:style-name="T1">Archivo: carrito/agregar.php</text:span><text:line-break/><text:span text:style-name="T1">Recibe formulario desde index.php, valida producto y guarda en:</text:span><text:line-break/><text:line-break/><text:span text:style-name="T1">$_SESSION['carrito'] si usuario autenticado</text:span><text:line-break/><text:line-break/><text:span text:style-name="T1">$_COOKIE['carrito'] si es invitado</text:span><text:line-break/><text:line-break/><text:line-break/><text:line-break/><text:line-break/><text:span text:style-name="T1">---</text:span><text:line-break/><text:line-break/><text:span text:style-name="T1">Paso 9: Ver carrito</text:span><text:line-break/><text:line-break/><text:span text:style-name="T1">Archivo: carrito/ver.php</text:span><text:line-break/><text:span text:style-name="T1">Muestra productos del carrito (nombre, cantidad, precio, total).</text:span><text:line-break/><text:span text:style-name="T1">Usa obtenerCarrito() y obtenerProductoPorId().</text:span><text:line-break/><text:line-break/><text:line-break/><text:line-break/><text:span text:style-name="T1">---</text:span><text:line-break/><text:line-break/><text:span text:style-name="T1">Paso 10: Eliminar del carrito</text:span><text:line-break/><text:soft-page-break/><text:line-break/><text:span text:style-name="T1">Archivo: carrito/eliminar.php</text:span><text:line-break/><text:span text:style-name="T1">Elimina un producto del carrito por ID. Usa eliminarDelCarrito().</text:span><text:line-break/></text:p>
      <text:p text:style-name="P14">=====================================================================</text:p>
      <text:p text:style-name="P14"/>
      <text:p text:style-name="P14">DIAGRAMA DE CONEXIÓN ENTRE ARCHIVOS</text:p>
      <text:p text:style-name="P14"/>
      <text:p text:style-name="P14"><text:span text:style-name="T1">[index.php]</text:span><text:line-break/><text:span text:style-name="T2">│</text:span><text:line-break/><text:span text:style-name="T2">├──</text:span><text:span text:style-name="T1">&gt; incluye: includes/funciones.php</text:span><text:line-break/><text:span text:style-name="T2">│ └──</text:span><text:span text:style-name="T1">&gt; requiere: config/db.php</text:span><text:line-break/><text:span text:style-name="T2">│</text:span><text:line-break/><text:span text:style-name="T2">├──</text:span><text:span text:style-name="T1">&gt; muestra productos usando: obtenerProductos()</text:span><text:line-break/><text:span text:style-name="T2">├──</text:span><text:span text:style-name="T1">&gt; envía formularios a: carrito/agregar.php</text:span><text:line-break/><text:span text:style-name="T2">│</text:span><text:line-break/><text:span text:style-name="T2">├──</text:span><text:span text:style-name="T1">&gt; enlaces a:</text:span><text:line-break/><text:span text:style-name="T2">│ ├── </text:span><text:span text:style-name="T1">auth/login.php</text:span><text:line-break/><text:span text:style-name="T2">│ ├── </text:span><text:span text:style-name="T1">auth/register.php</text:span><text:line-break/><text:span text:style-name="T2">│ └── </text:span><text:span text:style-name="T1">carrito/ver.php</text:span><text:line-break/><text:line-break/><text:span text:style-name="T1">[auth/login.php]</text:span><text:line-break/><text:span text:style-name="T2">├──</text:span><text:span text:style-name="T1">&gt; incluye: includes/funciones.php</text:span><text:line-break/><text:span text:style-name="T2">│ └──</text:span><text:span text:style-name="T1">&gt; requiere: config/db.php</text:span><text:line-break/><text:span text:style-name="T2">├──</text:span><text:span text:style-name="T1">&gt; usa: verificarCredenciales()</text:span><text:line-break/><text:span text:style-name="T2">├──</text:span><text:span text:style-name="T1">&gt; si OK: guarda usuario en $_SESSION</text:span><text:line-break/><text:span text:style-name="T2">├──</text:span><text:span text:style-name="T1">&gt; redirige a: index.php</text:span><text:line-break/><text:line-break/><text:span text:style-name="T1">[auth/register.php]</text:span><text:line-break/><text:span text:style-name="T2">├──</text:span><text:span text:style-name="T1">&gt; incluye: includes/funciones.php</text:span><text:line-break/><text:span text:style-name="T2">│ └──</text:span><text:span text:style-name="T1">&gt; requiere: config/db.php</text:span><text:line-break/><text:span text:style-name="T2">├──</text:span><text:span text:style-name="T1">&gt; usa: usuarioExiste(), registrarUsuario()</text:span><text:line-break/><text:span text:style-name="T2">├──</text:span><text:span text:style-name="T1">&gt; redirige a: login.php o index.php</text:span><text:line-break/><text:line-break/><text:span text:style-name="T1">[auth/logout.php]</text:span><text:line-break/><text:span text:style-name="T2">├──</text:span><text:span text:style-name="T1">&gt; destruye $_SESSION</text:span><text:line-break/><text:span text:style-name="T2">├──</text:span><text:span text:style-name="T1">&gt; elimina cookies del carrito (si existen)</text:span><text:line-break/><text:span text:style-name="T2">├──</text:span><text:span text:style-name="T1">&gt; redirige a: index.php</text:span><text:line-break/><text:line-break/><text:span text:style-name="T1">[carrito/agregar.php]</text:span><text:line-break/><text:span text:style-name="T2">├──</text:span><text:span text:style-name="T1">&gt; incluye: includes/funciones.php</text:span><text:line-break/><text:span text:style-name="T2">│ └──</text:span><text:span text:style-name="T1">&gt; requiere: config/db.php</text:span><text:line-break/><text:span text:style-name="T2">├──</text:span><text:span text:style-name="T1">&gt; usa: agregarAlCarrito()</text:span><text:line-break/><text:span text:style-name="T2">├──</text:span><text:span text:style-name="T1">&gt; redirige a: index.php o carrito/ver.php</text:span><text:line-break/><text:line-break/><text:span text:style-name="T1">[carrito/ver.php]</text:span><text:line-break/><text:span text:style-name="T2">├──</text:span><text:span text:style-name="T1">&gt; incluye: includes/funciones.php</text:span><text:line-break/><text:span text:style-name="T2">│ └──</text:span><text:span text:style-name="T1">&gt; requiere: config/db.php</text:span><text:line-break/><text:span text:style-name="T2">├──</text:span><text:span text:style-name="T1">&gt; usa: obtenerCarrito(), obtenerProductoPorId()</text:span><text:line-break/><text:soft-page-break/><text:span text:style-name="T2">├──</text:span><text:span text:style-name="T1">&gt; enlaces para eliminar item: carrito/eliminar.php</text:span><text:line-break/><text:line-break/><text:span text:style-name="T1">[carrito/eliminar.php]</text:span><text:line-break/><text:span text:style-name="T2">├──</text:span><text:span text:style-name="T1">&gt; incluye: includes/funciones.php</text:span><text:line-break/><text:span text:style-name="T2">├──</text:span><text:span text:style-name="T1">&gt; usa: eliminarDelCarrito()</text:span><text:line-break/><text:span text:style-name="T2">├──</text:span><text:span text:style-name="T1">&gt; redirige a: carrito/ver.php</text:span><text:line-break/><text:line-break/><text:span text:style-name="T1">[includes/funciones.php]</text:span><text:line-break/><text:span text:style-name="T2">├──</text:span><text:span text:style-name="T1">&gt; contiene funciones reutilizables</text:span><text:line-break/><text:span text:style-name="T2">├──</text:span><text:span text:style-name="T1">&gt; usa: config/db.php para conectarse a la BD</text:span><text:line-break/><text:line-break/><text:span text:style-name="T1">[config/db.php]</text:span><text:line-break/><text:span text:style-name="T2">└──</text:span><text:span text:style-name="T1">&gt; contiene función conectarDB() usando mysqli y try/catch</text:span><text:line-break/><text:line-break/><text:line-break/><text:span text:style-name="T1">---</text:span><text:line-break/><text:line-break/><text:span text:style-name="T1">Resumen visual del flujo de usuario:</text:span><text:line-break/><text:line-break/><text:span text:style-name="T1">1. index.php (inicio)</text:span><text:line-break/><text:line-break/><text:span text:style-name="T1">Puede iniciar sesión o registrarse.</text:span><text:line-break/><text:line-break/><text:span text:style-name="T1">Puede agregar productos como invitado.</text:span><text:line-break/><text:line-break/><text:span text:style-name="T1">Puede ver el carrito.</text:span><text:line-break/><text:line-break/><text:line-break/><text:line-break/><text:span text:style-name="T1">2. Si se loguea → accede como usuario autenticado (carrito en sesión).</text:span><text:line-break/><text:line-break/><text:line-break/><text:span text:style-name="T1">3. Si no se loguea → usa cookies (carrito de invitado).</text:span> </text:p>
      <text:p text:style-name="P14"/>
      <text:p text:style-name="P14">=======================================================================</text:p>
      <text:p text:style-name="P14"/>
      <text:p text:style-name="P14">ARCHIVO: INCLUDES/FUNCIONES.PHP</text:p>
      <text:p text:style-name="P14"/>
      <text:p text:style-name="P14"><text:span text:style-name="T1">1. obtenerProductos()</text:span><text:line-break/><text:line-break/><text:span text:style-name="T1">Consulta todos los productos disponibles desde la base de datos y devuelve un array asociativo con sus datos (id, nombre, descripción, precio, stock).</text:span><text:line-break/><text:line-break/><text:line-break/><text:span text:style-name="T1">---</text:span><text:line-break/><text:line-break/><text:span text:style-name="T1">2. obtenerProductoPorId($id)</text:span><text:line-break/><text:line-break/><text:span text:style-name="T1">Devuelve los datos de un producto específico por su ID. Se usa al agregar al carrito para validar existencia, precio y stock.</text:span><text:line-break/><text:soft-page-break/><text:line-break/><text:line-break/><text:span text:style-name="T1">---</text:span><text:line-break/><text:line-break/><text:span text:style-name="T1">3. usuarioExiste($email)</text:span><text:line-break/><text:line-break/><text:span text:style-name="T1">Verifica si ya existe un usuario registrado con ese email (se usa durante el registro para evitar duplicados).</text:span><text:line-break/><text:line-break/><text:line-break/><text:span text:style-name="T1">---</text:span><text:line-break/><text:line-break/><text:span text:style-name="T1">4. registrarUsuario($nombre, $email, $password)</text:span><text:line-break/><text:line-break/><text:span text:style-name="T1">Registra un nuevo usuario en la base de datos con contraseña encriptada (password_hash()).</text:span><text:line-break/><text:line-break/><text:line-break/><text:span text:style-name="T1">---</text:span><text:line-break/><text:line-break/><text:span text:style-name="T1">5. verificarCredenciales($email, $password)</text:span><text:line-break/><text:line-break/><text:span text:style-name="T1">Comprueba si el email y contraseña ingresados son válidos. Devuelve los datos del usuario si son correctos.</text:span><text:line-break/><text:line-break/><text:line-break/><text:span text:style-name="T1">---</text:span><text:line-break/><text:line-break/><text:span text:style-name="T1">6. agregarAlCarrito($productoId, $cantidad)</text:span><text:line-break/><text:line-break/><text:span text:style-name="T1">Agrega un producto al carrito. Usa $_SESSION['carrito'] si el usuario está logueado, o $_COOKIE['carrito'] si es invitado.</text:span><text:line-break/><text:line-break/><text:line-break/><text:span text:style-name="T1">---</text:span><text:line-break/><text:line-break/><text:span text:style-name="T1">7. obtenerCarrito()</text:span><text:line-break/><text:line-break/><text:span text:style-name="T1">Devuelve el contenido actual del carrito (desde la sesión o la cookie).</text:span><text:line-break/><text:line-break/><text:line-break/><text:span text:style-name="T1">---</text:span><text:line-break/><text:line-break/><text:span text:style-name="T1">8. eliminarDelCarrito($productoId)</text:span><text:line-break/><text:line-break/><text:span text:style-name="T1">Quita un producto específico del carrito (de la sesión o cookie según corresponda).</text:span><text:line-break/><text:line-break/><text:line-break/><text:span text:style-name="T1">---</text:span><text:line-break/><text:line-break/><text:span text:style-name="T1">9. vaciarCarrito()</text:span><text:line-break/><text:soft-page-break/><text:line-break/><text:span text:style-name="T1">Limpia completamente el carrito, útil al cerrar sesión o finalizar compra.</text:span><text:line-break/><text:line-break/><text:line-break/><text:span text:style-name="T1">---</text:span><text:line-break/><text:line-break/><text:span text:style-name="T1">10. esUsuarioAutenticado()</text:span><text:line-break/><text:line-break/><text:span text:style-name="T1">Devuelve true si el usuario ha iniciado sesión (basado en $_SESSION['usuario']), false si es invitado.</text:span></text:p>
      <text:p text:style-name="P14"/>
      <text:p text:style-name="P14">======================================================================</text:p>
      <text:p text:style-name="P14"/>
      <text:p text:style-name="P14">ARCHIVOS PROYECTO:</text:p>
      <text:p text:style-name="P14"/>
      <text:p text:style-name="P14"><text:span text:style-name="T2">├── </text:span><text:span text:style-name="T1">index.php</text:span><text:line-break/><text:span text:style-name="T2">├── </text:span><text:span text:style-name="T1">config/</text:span><text:line-break/><text:span text:style-name="T2">│ └── </text:span><text:span text:style-name="T1">db.php</text:span><text:line-break/><text:span text:style-name="T2">├── </text:span><text:span text:style-name="T1">includes/</text:span><text:line-break/><text:span text:style-name="T2">│ └── </text:span><text:span text:style-name="T1">funciones.php</text:span><text:line-break/><text:span text:style-name="T2">│</text:span><text:line-break/><text:span text:style-name="T2">├── </text:span><text:span text:style-name="T1">auth/</text:span><text:line-break/><text:span text:style-name="T2">│ ├── </text:span><text:span text:style-name="T1">login.php</text:span><text:line-break/><text:span text:style-name="T2">│ ├── </text:span><text:span text:style-name="T1">register.php</text:span><text:line-break/><text:span text:style-name="T2">│ ├── </text:span><text:span text:style-name="T1">logout.php</text:span><text:line-break/><text:span text:style-name="T2">│</text:span><text:line-break/><text:span text:style-name="T2">├── </text:span><text:span text:style-name="T1">carrito/</text:span><text:line-break/><text:span text:style-name="T2">│ ├── </text:span><text:span text:style-name="T1">agregar.php</text:span><text:line-break/><text:span text:style-name="T2">│ ├── </text:span><text:span text:style-name="T1">ver.php</text:span><text:line-break/><text:span text:style-name="T2">│ └── </text:span><text:span text:style-name="T1">eliminar.php</text:span><text:line-break/><text:span text:style-name="T2">│</text:span><text:line-break/><text:span text:style-name="T2">└── </text:span><text:span text:style-name="T1">sql/</text:span><text:line-break/><text:span text:style-name="T2">└── </text:span><text:span text:style-name="T1">estructura.sql</text:span> </text:p>
      <text:p text:style-name="P14"/>
      <text:p text:style-name="P14">======================================================================</text:p>
      <text:p text:style-name="P14"/>
      <text:p text:style-name="P14">INDEX.PHP</text:p>
      <text:p text:style-name="P14"/>
      <text:p text:style-name="P14"/>
      <text:h text:style-name="P15" text:outline-level="1">Bienvenido a la Tienda</text:h>
      <text:p text:style-name="P16">[http:///auth/login.php]Iniciar Sesión<text:line-break/>[http:///auth/register.php]Registrarse<text:line-break/>[http:///carrito/ver.php]Ver Carrito</text:p>
      <text:h text:style-name="P17" text:outline-level="2">Productos Disponibles</text:h>
      <text:p text:style-name="P16">Nombre:</text:p>
      <text:p text:style-name="P16"><text:soft-page-break/>Descripción:</text:p>
      <text:p text:style-name="P16">Precio:</text:p>
      <text:p text:style-name="P16">Stock disponible:</text:p>
      <text:p text:style-name="P18"><text:span text:style-name="T1">Cantidad:</text:span> </text:p>
      <text:p text:style-name="P18">----------------------------------------------------------------------------</text:p>
      <text:p text:style-name="P19">Nombre:</text:p>
      <text:p text:style-name="P19">Descripción:</text:p>
      <text:p text:style-name="P19">Precio:</text:p>
      <text:p text:style-name="P19">Stock disponible:</text:p>
      <text:p text:style-name="P20"><text:span text:style-name="T1">Cantidad:</text:span> </text:p>
      <text:p text:style-name="P20">------------------------------------------------------------------------------------</text:p>
      <text:p text:style-name="P19">Nombre:</text:p>
      <text:p text:style-name="P19">Descripción:</text:p>
      <text:p text:style-name="P19">Precio:</text:p>
      <text:p text:style-name="P19">Stock disponible:</text:p>
      <text:p text:style-name="P20"><text:span text:style-name="T1">Cantidad:</text:span> 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, 'Segoe UI Web (West European)', apple-system, BlinkMacSystemFont, Roboto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4T16:27:46.269437700</meta:creation-date>
    <dc:date>2025-04-14T16:37:22.924908500</dc:date>
    <meta:editing-duration>PT9M37S</meta:editing-duration>
    <meta:editing-cycles>2</meta:editing-cycles>
    <meta:generator>LibreOffice/25.2.1.2$Windows_X86_64 LibreOffice_project/d3abf4aee5fd705e4a92bba33a32f40bc4e56f49</meta:generator>
    <meta:document-statistic meta:table-count="0" meta:image-count="0" meta:object-count="0" meta:page-count="8" meta:paragraph-count="50" meta:word-count="922" meta:character-count="7315" meta:non-whitespace-character-count="6318"/>
  </office:meta>
</office:document-meta>
</file>